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ato Black" svg:font-family="'Lato Bl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b569a" officeooo:paragraph-rsid="000b569a"/>
    </style:style>
    <style:style style:name="P2" style:family="paragraph" style:parent-style-name="Standard">
      <style:paragraph-properties fo:text-align="center" style:justify-single-word="false"/>
      <style:text-properties style:font-name="Lato Black" fo:font-size="18pt" fo:font-weight="bold" officeooo:rsid="00151d2b" officeooo:paragraph-rsid="00151d2b" style:font-size-asian="18pt" style:font-weight-asian="bold" style:font-size-complex="18pt" style:font-weight-complex="bold"/>
    </style:style>
    <style:style style:name="P3" style:family="paragraph" style:parent-style-name="Standard">
      <style:text-properties officeooo:rsid="00151d2b" officeooo:paragraph-rsid="00151d2b"/>
    </style:style>
    <style:style style:name="P4" style:family="paragraph" style:parent-style-name="Standard" style:list-style-name="L8">
      <style:text-properties officeooo:rsid="00151d2b" officeooo:paragraph-rsid="00151d2b"/>
    </style:style>
    <style:style style:name="T1" style:family="text">
      <style:text-properties officeooo:rsid="000d0d33"/>
    </style:style>
    <style:style style:name="T2" style:family="text">
      <style:text-properties officeooo:rsid="00151d2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 do list</text:p>
      <text:p text:style-name="P1"/>
      <text:p text:style-name="P1"><text:span text:style-name="T2">The main purpose of To do list app is to remind the user about its daily task to preform actually nowadays we all are to busy in our work consequently the burden of work and anxiety due to this is increasing day by day and we all are very worried about our habit of forgetting things. So this is the only purpose of the To do list app </text:span><text:span text:style-name="T1">.</text:span></text:p>
      <text:p text:style-name="P3">Features :</text:p>
      <text:list xml:id="list841239844" text:style-name="L8">
        <text:list-item>
          <text:p text:style-name="P4">program will start with the operating system</text:p>
        </text:list-item>
        <text:list-item>
          <text:p text:style-name="P4">program will have date and time of the task </text:p>
        </text:list-item>
        <text:list-item>
          <text:p text:style-name="P4">user can remove <text:s/>add complete and edit the task in the tasks panel</text:p>
        </text:list-item>
        <text:list-item>
          <text:p text:style-name="P4">the deleted task would remove from the user and the completed one will be marked as completed </text:p>
        </text:list-item>
        <text:list-item>
          <text:p text:style-name="P4">user can also reschedule his tasks</text:p>
        </text:list-item>
        <text:list-item>
          <text:p text:style-name="P4">user will be notified when the time or date of the task reached</text:p>
        </text:list-item>
        <text:list-item>
          <text:p text:style-name="P4">program will reside in the task bar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ato Black" svg:font-family="'Lato Black'"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15:11:00.297146354</meta:creation-date>
    <meta:generator>LibreOffice/7.4.5.1$Linux_X86_64 LibreOffice_project/40$Build-1</meta:generator>
    <dc:date>2023-04-21T21:09:19.014831773</dc:date>
    <meta:editing-duration>PT1H22M19S</meta:editing-duration>
    <meta:editing-cycles>5</meta:editing-cycles>
    <meta:document-statistic meta:table-count="0" meta:image-count="0" meta:object-count="0" meta:page-count="1" meta:paragraph-count="10" meta:word-count="153" meta:character-count="751" meta:non-whitespace-character-count="611"/>
  </office:meta>
</office:document-meta>
</file>